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delta_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-0.01772" calcext:value-type="float">
            <text:p>-0.01772</text:p>
          </table:table-cell>
          <table:table-cell table:formula="of:=[.A3]-[.A2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-0.01008" calcext:value-type="float">
            <text:p>-0.01008</text:p>
          </table:table-cell>
          <table:table-cell table:formula="of:=[.A4]-[.A3]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0.00489" calcext:value-type="float">
            <text:p>-0.0048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113" calcext:value-type="float">
            <text:p>-0.0113</text:p>
          </table:table-cell>
          <table:table-cell table:formula="of:=[.A5]-[.A4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-0.01313" calcext:value-type="float">
            <text:p>-0.01313</text:p>
          </table:table-cell>
          <table:table-cell table:formula="of:=[.A6]-[.A5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113" calcext:value-type="float">
            <text:p>0.0113</text:p>
          </table:table-cell>
          <table:table-cell office:value-type="float" office:value="-0.01313" calcext:value-type="float">
            <text:p>-0.01313</text:p>
          </table:table-cell>
          <table:table-cell table:formula="of:=[.A7]-[.A6]"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-0.00122" calcext:value-type="float">
            <text:p>-0.00122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1344" calcext:value-type="float">
            <text:p>-0.01344</text:p>
          </table:table-cell>
          <table:table-cell table:formula="of:=[.A8]-[.A7]"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-0.01069" calcext:value-type="float">
            <text:p>-0.01069</text:p>
          </table:table-cell>
          <table:table-cell table:formula="of:=[.A9]-[.A8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-0.01619" calcext:value-type="float">
            <text:p>-0.01619</text:p>
          </table:table-cell>
          <table:table-cell table:formula="of:=[.A10]-[.A9]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11454" calcext:value-type="float">
            <text:p>0.11454</text:p>
          </table:table-cell>
          <table:table-cell office:value-type="float" office:value="0.00061" calcext:value-type="float">
            <text:p>0.00061</text:p>
          </table:table-cell>
          <table:table-cell table:formula="of:=[.A11]-[.A10]" office:value-type="float" office:value="0.152" calcext:value-type="float">
            <text:p>0.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7:19:16.093494865</dc:date>
    <meta:document-statistic meta:table-count="1" meta:cell-count="54" meta:object-count="0"/>
    <meta:generator>LibreOffice/4.2.6.3$Linux_X86_64 LibreOffice_project/420m0$Build-3</meta:generator>
  </office:meta>
</office:document-meta>
</file>